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L9">
      <style:text-properties style:font-name="Liberation Sans"/>
    </style:style>
    <style:style style:name="P2" style:family="paragraph" style:parent-style-name="Heading_20_2">
      <style:text-properties style:font-name="Liberation Sans"/>
    </style:style>
    <style:style style:name="P3" style:family="paragraph" style:parent-style-name="Heading_20_2">
      <style:text-properties style:font-name="Liberation Sans" officeooo:paragraph-rsid="00036313"/>
    </style:style>
    <style:style style:name="P4" style:family="paragraph" style:parent-style-name="Heading_20_3">
      <style:text-properties style:font-name="Liberation Sans"/>
    </style:style>
    <style:style style:name="P5" style:family="paragraph" style:parent-style-name="Standard">
      <style:text-properties style:font-name="Liberation Sans"/>
    </style:style>
    <style:style style:name="P6" style:family="paragraph" style:parent-style-name="Text_20_body" style:list-style-name="L2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>
      <style:text-properties style:font-name="Liberation Sans"/>
    </style:style>
    <style:style style:name="P15" style:family="paragraph" style:parent-style-name="Text_20_body" style:list-style-name="L1">
      <style:text-properties style:font-name="Liberation Sans"/>
    </style:style>
    <style:style style:name="P16" style:family="paragraph" style:parent-style-name="Text_20_body" style:list-style-name="L2">
      <style:text-properties style:font-name="Liberation Sans"/>
    </style:style>
    <style:style style:name="P17" style:family="paragraph" style:parent-style-name="Text_20_body" style:list-style-name="L3">
      <style:text-properties style:font-name="Liberation Sans"/>
    </style:style>
    <style:style style:name="P18" style:family="paragraph" style:parent-style-name="Text_20_body" style:list-style-name="L4">
      <style:text-properties style:font-name="Liberation Sans"/>
    </style:style>
    <style:style style:name="P19" style:family="paragraph" style:parent-style-name="Text_20_body" style:list-style-name="L7">
      <style:text-properties style:font-name="Liberation Sans"/>
    </style:style>
    <style:style style:name="P20" style:family="paragraph" style:parent-style-name="Text_20_body" style:list-style-name="L10">
      <style:text-properties style:font-name="Liberation Sans"/>
    </style:style>
    <style:style style:name="P21" style:family="paragraph" style:parent-style-name="Text_20_body" style:list-style-name="L12">
      <style:text-properties style:font-name="Liberation Sans"/>
    </style:style>
    <style:style style:name="P22" style:family="paragraph" style:parent-style-name="Text_20_body" style:list-style-name="L9">
      <style:text-properties style:font-name="Liberation Sans"/>
    </style:style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P31" style:family="paragraph" style:parent-style-name="Text_20_body" style:list-style-name="L21"/>
    <style:style style:name="P32" style:family="paragraph" style:parent-style-name="Text_20_body" style:list-style-name="L22"/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T1" style:family="text">
      <style:text-properties style:font-name="Liberation Sans"/>
    </style:style>
    <style:style style:name="T2" style:family="text">
      <style:text-properties officeooo:rsid="0003631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Cahier des charges — Projet </text:span><text:span text:style-name="Strong_20_Emphasis"><text:span text:style-name="T1">StudyHub</text:span></text:span></text:h>
      <text:p text:style-name="Text_20_body"><text:span text:style-name="Strong_20_Emphasis"><text:span text:style-name="T1">Plateforme collaborative de gestion et de partage de connaissances pour étudiants</text:span></text:span></text:p>
      <text:h text:style-name="P3" text:outline-level="2">1. Contexte et objectifs</text:h>
      <text:p text:style-name="Text_20_body"><text:span text:style-name="T1">Dans le cadre du projet </text:span><text:span text:style-name="Strong_20_Emphasis"><text:span text:style-name="T1">BDC INGE1 2025-26</text:span></text:span><text:span text:style-name="T1">, l’équipe projet doit concevoir et développer une plateforme web permettant aux étudiants de centraliser, organiser et enrichir une base de connaissances commune.</text:span></text:p>
      <text:p text:style-name="P14">L’objectif principal est de fournir un outil fiable, performant et sécurisé qui permette :</text:p>
      <text:list text:style-name="L1">
        <text:list-item>
          <text:p text:style-name="P15">le partage structuré d’informations académiques (fiches, méthodes, bonnes pratiques),</text:p>
        </text:list-item>
        <text:list-item>
          <text:p text:style-name="P15">la consultation rapide et efficace via un moteur de recherche avancé,</text:p>
        </text:list-item>
        <text:list-item>
          <text:p text:style-name="P15">la contribution collaborative (création, modification, validation, commentaires),</text:p>
        </text:list-item>
        <text:list-item>
          <text:p text:style-name="P15">la gestion centralisée des rôles, des utilisateurs et des contenus.</text:p>
        </text:list-item>
      </text:list>
      <text:p text:style-name="Text_20_body"><text:span text:style-name="T1">La période de développement s’étend du </text:span><text:span text:style-name="Strong_20_Emphasis"><text:span text:style-name="T1">16 septembre 2025 au 14 novembre 2025</text:span></text:span><text:span text:style-name="T1">.</text:span></text:p>
      <text:h text:style-name="P2" text:outline-level="2"/>
      <text:h text:style-name="P2" text:outline-level="2">2. Périmètre fonctionnel</text:h>
      <text:h text:style-name="P4" text:outline-level="3">2.1 Fonctionnalités principales (MVP)</text:h>
      <text:list text:style-name="L2">
        <text:list-item>
          <text:p text:style-name="P6"><text:span text:style-name="Strong_20_Emphasis"><text:span text:style-name="T1">Gestion des utilisateurs</text:span></text:span></text:p>
          <text:list>
            <text:list-item>
              <text:p text:style-name="P16">Inscription et authentification sécurisée</text:p>
            </text:list-item>
            <text:list-item>
              <text:p text:style-name="P16">Gestion des rôles : étudiant, modérateur, administrateur</text:p>
            </text:list-item>
            <text:list-item>
              <text:p text:style-name="P16">Profils utilisateurs personnalisables</text:p>
            </text:list-item>
          </text:list>
        </text:list-item>
        <text:list-item>
          <text:p text:style-name="P6"><text:span text:style-name="Strong_20_Emphasis"><text:span text:style-name="T1">Recherche et navigation</text:span></text:span></text:p>
          <text:list>
            <text:list-item>
              <text:p text:style-name="P16">Moteur de recherche par mots-clés, catégories, tags</text:p>
            </text:list-item>
            <text:list-item>
              <text:p text:style-name="P16">Arborescence de navigation par catégories</text:p>
            </text:list-item>
            <text:list-item>
              <text:p text:style-name="P16">Consultation des fiches avec historique des versions</text:p>
            </text:list-item>
          </text:list>
        </text:list-item>
        <text:list-item>
          <text:p text:style-name="P6"><text:span text:style-name="Strong_20_Emphasis"><text:span text:style-name="T1">Contribution collaborative</text:span></text:span></text:p>
          <text:list>
            <text:list-item>
              <text:p text:style-name="P16">Création de fiches de connaissances par les utilisateurs</text:p>
            </text:list-item>
            <text:list-item>
              <text:p text:style-name="P16">Système de propositions de modifications avec workflow de validation</text:p>
            </text:list-item>
            <text:list-item>
              <text:p text:style-name="P16">Gestion des commentaires sur chaque fiche</text:p>
            </text:list-item>
            <text:list-item>
              <text:p text:style-name="P16">Signalement de contenu inapproprié</text:p>
            </text:list-item>
          </text:list>
        </text:list-item>
        <text:list-item>
          <text:p text:style-name="P6"><text:span text:style-name="Strong_20_Emphasis"><text:span text:style-name="T1">Administration et modération</text:span></text:span></text:p>
          <text:list>
            <text:list-item>
              <text:p text:style-name="P16"><text:soft-page-break/>Tableau de bord d’administration (gestion des utilisateurs, rôles, catégories, contenus)</text:p>
            </text:list-item>
            <text:list-item>
              <text:p text:style-name="P16">Outils de modération (validation, suppression, sanctions)</text:p>
            </text:list-item>
            <text:list-item>
              <text:p text:style-name="P16">Gestion des droits d’accès</text:p>
            </text:list-item>
          </text:list>
        </text:list-item>
      </text:list>
      <text:h text:style-name="P4" text:outline-level="3"/>
      <text:h text:style-name="P4" text:outline-level="3">2.2 Fonctionnalités optionnelles (bonus)</text:h>
      <text:list text:style-name="L3">
        <text:list-item>
          <text:p text:style-name="P17">Forum de discussion thématique</text:p>
        </text:list-item>
        <text:list-item>
          <text:p text:style-name="P17">Chat en temps réel entre utilisateurs connectés</text:p>
        </text:list-item>
        <text:list-item>
          <text:p text:style-name="P17">Calendrier collaboratif (examens, événements)</text:p>
        </text:list-item>
        <text:list-item>
          <text:p text:style-name="P17">Notifications intelligentes (nouveaux contenus pertinents)</text:p>
        </text:list-item>
        <text:list-item>
          <text:p text:style-name="P17">Système de gamification (badges, votes, likes)</text:p>
        </text:list-item>
      </text:list>
      <text:h text:style-name="P2" text:outline-level="2"/>
      <text:h text:style-name="P2" text:outline-level="2">3. Exclusions du périmètre</text:h>
      <text:list text:style-name="L4">
        <text:list-item>
          <text:p text:style-name="P18">Pas d’intégration avec des services propriétaires (Notion, Confluence, etc.)</text:p>
        </text:list-item>
        <text:list-item>
          <text:p text:style-name="P18">Pas d’utilisation de technologies non open-source</text:p>
        </text:list-item>
        <text:list-item>
          <text:p text:style-name="P18">Pas de gestion de médias lourds (streaming vidéo, fichiers volumineux)</text:p>
        </text:list-item>
      </text:list>
      <text:h text:style-name="P2" text:outline-level="2"/>
      <text:h text:style-name="P2" text:outline-level="2">4. Typologie des utilisateurs</text:h>
      <text:list text:style-name="L5">
        <text:list-item>
          <text:p text:style-name="P7"><text:span text:style-name="Strong_20_Emphasis"><text:span text:style-name="T1">Étudiants</text:span></text:span><text:span text:style-name="T1"> : utilisateurs principaux, création et consultation de contenu.</text:span></text:p>
        </text:list-item>
        <text:list-item>
          <text:p text:style-name="P7"><text:span text:style-name="Strong_20_Emphasis"><text:span text:style-name="T1">Modérateurs</text:span></text:span><text:span text:style-name="T1"> : contrôle qualité, validation des propositions, modération des échanges.</text:span></text:p>
        </text:list-item>
        <text:list-item>
          <text:p text:style-name="P7"><text:span text:style-name="Strong_20_Emphasis"><text:span text:style-name="T1">Administrateurs</text:span></text:span><text:span text:style-name="T1"> : supervision générale, gestion des utilisateurs et des catégories, configuration globale.</text:span></text:p>
        </text:list-item>
      </text:list>
      <text:h text:style-name="P2" text:outline-level="2"/>
      <text:h text:style-name="P2" text:outline-level="2">5. Cas d’utilisation représentatifs</text:h>
      <text:list text:style-name="L6">
        <text:list-item>
          <text:p text:style-name="P8"><text:span text:style-name="Strong_20_Emphasis"><text:span text:style-name="T1">Recherche d’information</text:span></text:span><text:span text:style-name="T1"> : consultation rapide via recherche par mots-clés.</text:span></text:p>
        </text:list-item>
        <text:list-item>
          <text:p text:style-name="P8"><text:span text:style-name="Strong_20_Emphasis"><text:span text:style-name="T1">Partage de contenu</text:span></text:span><text:span text:style-name="T1"> : création et publication d’une nouvelle fiche.</text:span></text:p>
        </text:list-item>
        <text:list-item>
          <text:p text:style-name="P8"><text:span text:style-name="Strong_20_Emphasis"><text:span text:style-name="T1">Amélioration continue</text:span></text:span><text:span text:style-name="T1"> : proposition de mise à jour sur une fiche existante.</text:span></text:p>
        </text:list-item>
        <text:list-item>
          <text:p text:style-name="P8"><text:soft-page-break/><text:span text:style-name="Strong_20_Emphasis"><text:span text:style-name="T1">Interaction sociale</text:span></text:span><text:span text:style-name="T1"> : ajout de commentaires constructifs, échanges entre étudiants.</text:span></text:p>
        </text:list-item>
      </text:list>
      <text:h text:style-name="P2" text:outline-level="2"/>
      <text:h text:style-name="P2" text:outline-level="2">6. Architecture technique</text:h>
      <text:list text:style-name="L7">
        <text:list-item>
          <text:p text:style-name="P9"><text:span text:style-name="Strong_20_Emphasis"><text:span text:style-name="T1">Frontend</text:span></text:span></text:p>
          <text:list>
            <text:list-item>
              <text:p text:style-name="P19">Framework : React</text:p>
            </text:list-item>
            <text:list-item>
              <text:p text:style-name="P19">Outil de build : Vite</text:p>
            </text:list-item>
            <text:list-item>
              <text:p text:style-name="P19">Style : TailwindCSS (responsive, mobile-first)</text:p>
            </text:list-item>
          </text:list>
        </text:list-item>
        <text:list-item>
          <text:p text:style-name="P9"><text:span text:style-name="Strong_20_Emphasis"><text:span text:style-name="T1">Backend</text:span></text:span></text:p>
          <text:list>
            <text:list-item>
              <text:p text:style-name="P19">Environnement : Node.js</text:p>
            </text:list-item>
            <text:list-item>
              <text:p text:style-name="P19">Framework : Express.js</text:p>
            </text:list-item>
            <text:list-item>
              <text:p text:style-name="P19">API REST (JSON)</text:p>
            </text:list-item>
            <text:list-item>
              <text:p text:style-name="P19">Authentification : JWT (JSON Web Tokens)</text:p>
            </text:list-item>
          </text:list>
        </text:list-item>
        <text:list-item>
          <text:p text:style-name="P9"><text:span text:style-name="Strong_20_Emphasis"><text:span text:style-name="T1">Base de données</text:span></text:span></text:p>
          <text:list>
            <text:list-item>
              <text:p text:style-name="P19">SGBD : MySQL</text:p>
            </text:list-item>
            <text:list-item>
              <text:p text:style-name="P19">ORM : Sequelize</text:p>
            </text:list-item>
          </text:list>
        </text:list-item>
      </text:list>
      <text:h text:style-name="P2" text:outline-level="2"/>
      <text:h text:style-name="P2" text:outline-level="2">7. Modèle de données (entités principales)</text:h>
      <text:list text:style-name="L8">
        <text:list-item>
          <text:p text:style-name="P10"><text:span text:style-name="Strong_20_Emphasis"><text:span text:style-name="T1">User</text:span></text:span><text:span text:style-name="T1"> : id, email, mot de passe (hashé), rôle, profil, date de création</text:span></text:p>
        </text:list-item>
        <text:list-item>
          <text:p text:style-name="P10"><text:span text:style-name="Strong_20_Emphasis"><text:span text:style-name="T1">Category</text:span></text:span><text:span text:style-name="T1"> : id, nom, description</text:span></text:p>
        </text:list-item>
        <text:list-item>
          <text:p text:style-name="P10"><text:span text:style-name="Strong_20_Emphasis"><text:span text:style-name="T1">Article</text:span></text:span><text:span text:style-name="T1"> : id, titre, résumé, contenu, catégorie, statut, auteur, dates</text:span></text:p>
        </text:list-item>
        <text:list-item>
          <text:p text:style-name="P10"><text:span text:style-name="Strong_20_Emphasis"><text:span text:style-name="T1">Proposal</text:span></text:span><text:span text:style-name="T1"> : id, type (nouveau / modification), article associé, auteur, statut, contenu, date</text:span></text:p>
        </text:list-item>
        <text:list-item>
          <text:p text:style-name="P10"><text:span text:style-name="Strong_20_Emphasis"><text:span text:style-name="T1">Comment</text:span></text:span><text:span text:style-name="T1"> : id, article, auteur, contenu, statut, date</text:span></text:p>
        </text:list-item>
        <text:list-item>
          <text:p text:style-name="P10"><text:span text:style-name="Strong_20_Emphasis"><text:span text:style-name="T1">Tag</text:span></text:span><text:span text:style-name="T1"> : id, mot-clé (relation N-N avec Article)</text:span></text:p>
        </text:list-item>
        <text:list-item>
          <text:p text:style-name="P10"><text:span text:style-name="Emphasis"><text:span text:style-name="T1">(Bonus)</text:span></text:span><text:span text:style-name="T1"> : Notification, Like</text:span></text:p>
        </text:list-item>
      </text:list>
      <text:h text:style-name="P2" text:outline-level="2"/>
      <text:h text:style-name="P2" text:outline-level="2">8. Planning prévisionnel</text:h>
      <text:list text:style-name="L9">
        <text:list-item>
          <text:p text:style-name="P11"><text:span text:style-name="Strong_20_Emphasis"><text:span text:style-name="T1">Phase 1 : Fondations (16-20 septembre)</text:span></text:span><text:span text:style-name="T1"><text:line-break/>Cahier des charges, maquettes, environnement de développement.</text:span></text:p>
        </text:list-item>
        <text:list-item>
          <text:p text:style-name="P11"><text:soft-page-break/><text:span text:style-name="Strong_20_Emphasis"><text:span text:style-name="T1">Phase 2 : Spécifications (22-26 septembre)</text:span></text:span><text:span text:style-name="T1"><text:line-break/>Spécifications fonctionnelles détaillées, MCD/MLD, définition de l’API.</text:span></text:p>
        </text:list-item>
        <text:list-item>
          <text:p text:style-name="P11"><text:span text:style-name="Strong_20_Emphasis"><text:span text:style-name="T1">Phase 3 : Développement principal (29 septembre – 18 octobre)</text:span></text:span><text:span text:style-name="T1"><text:line-break/>Authentification, gestion utilisateurs, recherche, fiches, propositions, commentaires, interface admin.</text:span></text:p>
        </text:list-item>
        <text:list-item>
          <text:p text:style-name="P11"><text:span text:style-name="Strong_20_Emphasis"><text:span text:style-name="T1">Phase 4 : Intégration et tests (20 octobre – 1er novembre)</text:span></text:span><text:span text:style-name="T1"><text:line-break/>Assemblage, tests fonctionnels, sécurité, validation.</text:span></text:p>
        </text:list-item>
        <text:list-item>
          <text:p text:style-name="P11"><text:span text:style-name="Strong_20_Emphasis"><text:span text:style-name="T1">Phase 5 : Livraison (3 – 14 novembre)</text:span></text:span><text:span text:style-name="T1"><text:line-break/>Documentation technique, ajout éventuel des fonctionnalités bonus, déploiement final.</text:span></text:p>
          <text:p text:style-name="P22"/>
        </text:list-item>
      </text:list>
      <text:h text:style-name="P2" text:outline-level="2">9. Critères de validation</text:h>
      <text:list text:style-name="L10">
        <text:list-item>
          <text:p text:style-name="P12"><text:span text:style-name="Strong_20_Emphasis"><text:span text:style-name="T1">Succès minimal</text:span></text:span></text:p>
          <text:list>
            <text:list-item>
              <text:p text:style-name="P20">Authentification sécurisée et gestion des rôles fonctionnelle</text:p>
            </text:list-item>
            <text:list-item>
              <text:p text:style-name="P20">Création, consultation et modification de fiches opérationnelles</text:p>
            </text:list-item>
            <text:list-item>
              <text:p text:style-name="P20">Recherche et navigation efficaces</text:p>
            </text:list-item>
            <text:list-item>
              <text:p text:style-name="P20">Interface d’administration utilisable et complète</text:p>
            </text:list-item>
            <text:list-item>
              <text:p text:style-name="P20">Documentation technique disponible</text:p>
            </text:list-item>
          </text:list>
        </text:list-item>
        <text:list-item>
          <text:p text:style-name="P12"><text:span text:style-name="Strong_20_Emphasis"><text:span text:style-name="T1">Succès optimal</text:span></text:span></text:p>
          <text:list>
            <text:list-item>
              <text:p text:style-name="P20">Interface intuitive et fluide</text:p>
            </text:list-item>
            <text:list-item>
              <text:p text:style-name="P20">Bonne performance avec forte volumétrie de contenu</text:p>
            </text:list-item>
            <text:list-item>
              <text:p text:style-name="P20">Mise en œuvre des fonctionnalités bonus</text:p>
            </text:list-item>
            <text:list-item>
              <text:p text:style-name="P20">Code documenté, testé et maintenable</text:p>
            </text:list-item>
          </text:list>
        </text:list-item>
      </text:list>
      <text:h text:style-name="P2" text:outline-level="2"/>
      <text:h text:style-name="P2" text:outline-level="2">10. Analyse des risques et mesures préventives</text:h>
      <text:list text:style-name="L11">
        <text:list-item>
          <text:p text:style-name="P13"><text:span text:style-name="Strong_20_Emphasis"><text:span text:style-name="T1">Dépassement du planning</text:span></text:span><text:span text:style-name="T1"> → Priorisation stricte du MVP, bonus conditionnels</text:span></text:p>
        </text:list-item>
        <text:list-item>
          <text:p text:style-name="P13"><text:span text:style-name="Strong_20_Emphasis"><text:span text:style-name="T1">Manque de données pour tests</text:span></text:span><text:span text:style-name="T1"> → Génération d’un jeu de données réaliste</text:span></text:p>
        </text:list-item>
        <text:list-item>
          <text:p text:style-name="P13"><text:span text:style-name="Strong_20_Emphasis"><text:span text:style-name="T1">Vulnérabilités de sécurité</text:span></text:span><text:span text:style-name="T1"> → Bonnes pratiques + audits réguliers</text:span></text:p>
        </text:list-item>
        <text:list-item>
          <text:p text:style-name="P13"><text:span text:style-name="Strong_20_Emphasis"><text:span text:style-name="T1">Dette technique</text:span></text:span><text:span text:style-name="T1"> → Revues de code, intégration continue</text:span></text:p>
        </text:list-item>
      </text:list>
      <text:h text:style-name="P2" text:outline-level="2"><text:soft-page-break/>11. Conclusion</text:h>
      <text:p text:style-name="Text_20_body"><text:span text:style-name="Strong_20_Emphasis"><text:span text:style-name="T1">StudyHub</text:span></text:span><text:span text:style-name="T1"> est conçu comme un projet structurant pour la communauté étudiante. La démarche repose sur :</text:span></text:p>
      <text:list text:style-name="L12">
        <text:list-item>
          <text:p text:style-name="P21">une architecture moderne et maintenable,</text:p>
        </text:list-item>
        <text:list-item>
          <text:p text:style-name="P21">une méthodologie incrémentale (MVP puis bonus),</text:p>
        </text:list-item>
        <text:list-item>
          <text:p text:style-name="P21">une orientation utilisateur claire (simplicité, efficacité, collaboration).</text:p>
        </text:list-item>
      </text:list>
      <text:p text:style-name="P14">La réussite du projet dépendra de la discipline d’exécution (respect des jalons, sécurité, qualité du code) et de la capacité de l’équipe à répondre aux besoins concrets des utilisateurs finaux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3:41:19.919000000</meta:creation-date>
    <dc:date>2025-09-19T13:44:00.269000000</dc:date>
    <meta:editing-duration>PT2M40S</meta:editing-duration>
    <meta:editing-cycles>1</meta:editing-cycles>
    <meta:document-statistic meta:table-count="0" meta:image-count="0" meta:object-count="0" meta:page-count="5" meta:paragraph-count="99" meta:word-count="785" meta:character-count="5378" meta:non-whitespace-character-count="4766"/>
    <meta:generator>LibreOffice/7.6.2.1$Windows_X86_64 LibreOffice_project/56f7684011345957bbf33a7ee678afaf4d2ba333</meta:generator>
  </office:meta>
</office:document-meta>
</file>